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9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9c8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97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b3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1e4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d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ef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0b4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4d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5ed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a2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1e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be6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34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fo:color="#333333" officeooo:rsid="376c64b1"/>
    </style:style>
    <style:style style:name="T4" style:family="text">
      <style:text-properties officeooo:rsid="3fa4dedd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4bb7b1e" style:font-name-asian="標楷體1"/>
    </style:style>
    <style:style style:name="T7" style:family="text">
      <style:text-properties officeooo:rsid="44be6840"/>
    </style:style>
    <style:style style:name="T8" style:family="text">
      <style:text-properties fo:color="#666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50288397" text:style-name="L1">
        <text:list-item>
          <text:p text:style-name="P1"><text:bookmark-start text:name="反出生"/>反出生<text:bookmark-end text:name="反出生"/></text:p>
          <text:list>
            <text:list-item>
              <text:p text:style-name="P6">反出生 不是 自殺、他殺。</text:p>
            </text:list-item>
            <text:list-item>
              <text:p text:style-name="P2">反出生 是 不繁殖<text:span text:style-name="T1">、不生小孩</text:span>。</text:p>
              <text:list>
                <text:list-item>
                  <text:p text:style-name="P6">明顯例子，假定，某一特定個體 生存、生活 在 窮困地區、戰亂時代。</text:p>
                  <text:list>
                    <text:list-item>
                      <text:p text:style-name="P6">假定，該個體的 肉體、意識 極端痛苦。</text:p>
                    </text:list-item>
                    <text:list-item>
                      <text:p text:style-name="P6">該個體 有機率 反出生。</text:p>
                      <text:list>
                        <text:list-item>
                          <text:p text:style-name="P7">原因很明顯，該個體 有機率不希望，<text:span text:style-name="T6">(</text:span><text:span text:style-name="T5">有機率出現的</text:span><text:span text:style-name="T6">)</text:span><text:span text:style-name="T5">子代 跟著</text:span><text:span text:style-name="T6">(</text:span><text:span text:style-name="T5">該個體</text:span><text:span text:style-name="T6">)</text:span>自己 受苦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假定，某一特定個體 生存、生活 在 富足地區、和平時代。</text:p>
                  <text:list>
                    <text:list-item>
                      <text:p text:style-name="P7">假定，該個體的 肉體、意識 幸福、美滿。</text:p>
                    </text:list-item>
                    <text:list-item>
                      <text:p text:style-name="P18">該個體 有機率 正出生。</text:p>
                      <text:list>
                        <text:list-item>
                          <text:p text:style-name="P3">正出生 是 繁殖<text:span text:style-name="T1">、生小孩</text:span>。</text:p>
                        </text:list-item>
                        <text:list-item>
                          <text:p text:style-name="P11">原因很明顯，該個體 有機率 希望，<text:span text:style-name="T6">(</text:span><text:span text:style-name="T5">有機率出現的</text:span><text:span text:style-name="T6">)</text:span>子代 跟著<text:span text:style-name="T6">(</text:span><text:span text:style-name="T5">該個體</text:span><text:span text:style-name="T6">)</text:span>自己 幸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反出生 不是讓 物種滅絕。</text:p>
              <text:list>
                <text:list-item>
                  <text:p text:style-name="P8">反出生 是，物種、外在環境 交互作用，的 現象。</text:p>
                  <text:list>
                    <text:list-item>
                      <text:p text:style-name="P14">反出生 是，個體、外在環境 交互作用、自動調節、自然調節，的 現象。</text:p>
                    </text:list-item>
                    <text:list-item>
                      <text:p text:style-name="P14">反出生 是，個體群、外在環境 交互作用、自動調節、自然調節，的 現象。</text:p>
                    </text:list-item>
                    <text:list-item>
                      <text:p text:style-name="P14">反出生 是，群體、外在環境 交互作用、自動調節、自然調節，的 現象。</text:p>
                    </text:list-item>
                  </text:list>
                </text:list-item>
              </text:list>
            </text:list-item>
            <text:list-item>
              <text:p text:style-name="P4">正出生、反出生<text:span text:style-name="T1"> 自動調節、</text:span>自然調節 群體<text:span text:style-name="T1">、物種 的 個體數量</text:span>。</text:p>
              <text:list>
                <text:list-item>
                  <text:p text:style-name="P15">（群體、物種、個體 和 外在環境 交互作用，）自動調節、自然調節 個體數量，的 現象。</text:p>
                  <text:list>
                    <text:list-item>
                      <text:p text:style-name="P16">（群體、外在環境 交互作用，）群體 正出生、反出生 自動調節 個體數量，的 現象。</text:p>
                    </text:list-item>
                    <text:list-item>
                      <text:p text:style-name="P16">（物種、外在環境 交互作用，）物種 正出生、反出生 自動調節 個體數量，的 現象。</text:p>
                    </text:list-item>
                    <text:list-item>
                      <text:p text:style-name="P16">（個體、外在環境 交互作用，）個體 正出生、反出生 自動調節 子代數量，的 現象。</text:p>
                    </text:list-item>
                  </text:list>
                </text:list-item>
                <text:list-item>
                  <text:p text:style-name="P19">（群體、物種、個體 和 外在環境）共生 的 自然現象。</text:p>
                  <text:list>
                    <text:list-item>
                      <text:p text:style-name="P5"><text:span text:style-name="T1">（</text:span>群體<text:span text:style-name="T1">、物種、個體 </text:span>和 大自然<text:span text:style-name="T1">）</text:span>共生<text:span text:style-name="T1">、共</text:span><text:span text:style-name="T3">存</text:span> 的<text:span text:style-name="T1"> 自然</text:span>現象。</text:p>
                    </text:list-item>
                  </text:list>
                </text:list-item>
                <text:list-item>
                  <text:p text:style-name="P12">正出生、反出生 代表，物種、外在環境 共生、交互作用。</text:p>
                  <text:list>
                    <text:list-item>
                      <text:p text:style-name="P22">明顯例子，<text:span text:style-name="T4">外在環境、</text:span>正出生率、反出生率。</text:p>
                      <text:list>
                        <text:list-item>
                          <text:p text:style-name="P21">明顯例子，食物越少、資源越苛刻、空間越狹窄，正出生率越低、反出生率越高。</text:p>
                        </text:list-item>
                        <text:list-item>
                          <text:p text:style-name="P23">明顯例子，食物越多、資源越豐富、空間越廣闊，正出生率越高、反出生率越低。</text:p>
                          <text:list>
                            <text:list-item>
                              <text:p text:style-name="P13">正出生<text:span text:style-name="T7">率</text:span>、反出生<text:span text:style-name="T7">率 是 </text:span>群體、物種、個體 的 正出生<text:span text:style-name="T7">率</text:span>、反出生<text:span text:style-name="T7">率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正出生、反出生 自動調節、自然調節。</text:p>
                      <text:list>
                        <text:list-item>
                          <text:p text:style-name="P9">正出生、反出生 自動調節、自然調節 物種的 個體數量、個體產生時間、個體未來。</text:p>
                        </text:list-item>
                        <text:list-item>
                          <text:p text:style-name="P10">正出生、反出生 自動調節、自然調節 個體的 子代數量、子代產生時間、子代未來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23:25:04.853000000</dc:date>
    <meta:editing-duration>P17DT19H6M17S</meta:editing-duration>
    <meta:editing-cycles>16317</meta:editing-cycles>
    <meta:document-statistic meta:table-count="0" meta:image-count="0" meta:object-count="0" meta:page-count="1" meta:paragraph-count="32" meta:word-count="842" meta:character-count="960" meta:non-whitespace-character-count="874"/>
  </office:meta>
</office:document-meta>
</file>